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cdd20" officeooo:paragraph-rsid="000cdd20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d84ff" officeooo:paragraph-rsid="000d84ff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d84ff" officeooo:paragraph-rsid="000d84ff" style:language-asian="zxx" style:country-asian="none" style:language-complex="zxx" style:country-complex="none"/>
    </style:style>
    <style:style style:name="T1" style:family="text">
      <style:text-properties officeooo:rsid="000f2cbd"/>
    </style:style>
    <style:style style:name="T2" style:family="text">
      <style:text-properties officeooo:rsid="000fc7ce"/>
    </style:style>
    <style:style style:name="T3" style:family="text">
      <style:text-properties officeooo:rsid="001216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zo</text:p>
      <text:p text:style-name="P1"/>
      <text:p text:style-name="P2">Jueves 14</text:p>
      <text:p text:style-name="P2"/>
      <text:p text:style-name="P2">-<text:tab/>Crear otro repositorio</text:p>
      <text:p text:style-name="P2">-<text:tab/><text:span text:style-name="T1">Probar con un word "varios ingresos"</text:span></text:p>
      <text:p text:style-name="P2">-<text:tab/><text:span text:style-name="T2">Realizar el manual si no esta del repositorio</text:span></text:p>
      <text:p text:style-name="P2">-<text:tab/><text:span text:style-name="T3">Conocer en que difiere con las opcion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0:12:40.662010174</meta:creation-date>
    <dc:date>2024-03-14T10:50:09.022991552</dc:date>
    <meta:editing-duration>PT32M45S</meta:editing-duration>
    <meta:editing-cycles>5</meta:editing-cycles>
    <meta:generator>LibreOffice/24.2.1.2$Linux_X86_64 LibreOffice_project/47cb2a8f5842ca5ed1da82b752a3c58b1b107b25</meta:generator>
    <meta:document-statistic meta:table-count="0" meta:image-count="0" meta:object-count="0" meta:page-count="1" meta:paragraph-count="6" meta:word-count="31" meta:character-count="164" meta:non-whitespace-character-count="139"/>
  </office:meta>
</office:document-meta>
</file>